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i@raspberrypi:~ $ cd Documents/PythonFiles/Encoder/Encoder</text:p>
      <text:p text:style-name="Standard">pi@raspberrypi:~/Documents/PythonFiles/Encoder/Encoder $ git pull</text:p>
      <text:p text:style-name="Standard">Already up to date.</text:p>
      <text:p text:style-name="Standard">pi@raspberrypi:~/Documents/PythonFiles/Encoder/Encoder $ git add .</text:p>
      <text:p text:style-name="Standard">pi@raspberrypi:~/Documents/PythonFiles/Encoder/Encoder $ git commit -m "Message"</text:p>
      <text:p text:style-name="Standard"><text:s/></text:p>
      <text:p text:style-name="Standard">*** Please tell me who you are.</text:p>
      <text:p text:style-name="Standard"/>
      <text:p text:style-name="Standard">Run</text:p>
      <text:p text:style-name="Standard"/>
      <text:p text:style-name="Standard"><text:s text:c="2"/>git config --global user.email "you@example.com"</text:p>
      <text:p text:style-name="Standard"><text:s text:c="2"/>git config --global user.name "Your Name"</text:p>
      <text:p text:style-name="Standard"/>
      <text:p text:style-name="Standard">to set your account's default identity.</text:p>
      <text:p text:style-name="Standard">Omit --global to set the identity only in this repository.</text:p>
      <text:p text:style-name="Standard"/>
      <text:p text:style-name="Standard">fatal: unable to auto-detect email address (got 'pi@raspberrypi.(none)')</text:p>
      <text:p text:style-name="Standard">pi@raspberrypi:~/Documents/PythonFiles/Encoder/Encoder $ git config --global user.email "randyolli@gmail.com"</text:p>
      <text:p text:style-name="Standard">pi@raspberrypi:~/Documents/PythonFiles/Encoder/Encoder $ git commit -m "Message"</text:p>
      <text:p text:style-name="Standard"/>
      <text:p text:style-name="Standard">*** Please tell me who you are.</text:p>
      <text:p text:style-name="Standard"/>
      <text:p text:style-name="Standard">Run</text:p>
      <text:p text:style-name="Standard"/>
      <text:p text:style-name="Standard"><text:s text:c="2"/>git config --global user.email "you@example.com"</text:p>
      <text:p text:style-name="Standard"><text:s text:c="2"/>git config --global user.name "Your Name"</text:p>
      <text:p text:style-name="Standard"/>
      <text:p text:style-name="Standard">to set your account's default identity.</text:p>
      <text:p text:style-name="Standard">Omit --global to set the identity only in this repository.</text:p>
      <text:p text:style-name="Standard"/>
      <text:p text:style-name="Standard">fatal: empty ident name (for &lt;randyolli@gmail.com&gt;) not allowed</text:p>
      <text:p text:style-name="Standard">pi@raspberrypi:~/Documents/PythonFiles/Encoder/Encoder $ git config --global user.name "randyolli"</text:p>
      <text:p text:style-name="Standard">pi@raspberrypi:~/Documents/PythonFiles/Encoder/Encoder $ git commit -m "Message"</text:p>
      <text:p text:style-name="Standard">[master 3d02236] Message</text:p>
      <text:p text:style-name="Standard"><text:s/>1 file changed, 2 insertions(+)</text:p>
      <text:p text:style-name="Standard">pi@raspberrypi:~/Documents/PythonFiles/Encoder/Encoder $ git push</text:p>
      <text:p text:style-name="Standard">Username for 'https://github.com': randyolli</text:p>
      <text:p text:style-name="Standard">Password for 'https://randyolli@github.com': </text:p>
      <text:p text:style-name="Standard">Enumerating objects: 5, done.</text:p>
      <text:p text:style-name="Standard">Counting objects: 100% (5/5), done.</text:p>
      <text:p text:style-name="Standard">Delta compression using up to 4 threads</text:p>
      <text:p text:style-name="Standard">Compressing objects: 100% (3/3), done.</text:p>
      <text:p text:style-name="Standard">Writing objects: 100% (3/3), 320 bytes | 160.00 KiB/s, done.</text:p>
      <text:p text:style-name="Standard">Total 3 (delta 1), reused 0 (delta 0)</text:p>
      <text:p text:style-name="Standard">remote: Resolving deltas: 100% (1/1), completed with 1 local object.</text:p>
      <text:p text:style-name="Standard">To https://github.com/randyolli/Encoder.git</text:p>
      <text:p text:style-name="Standard"><text:s text:c="3"/>dad1eb7..3d02236 <text:s/>master -&gt; master</text:p>
      <text:p text:style-name="Standard">pi@raspberrypi:~/Documents/PythonFiles/Encoder/Encoder 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3:05:11.354650549</meta:creation-date>
    <dc:date>2020-07-26T13:14:44.101435257</dc:date>
    <meta:editing-duration>PT9M37S</meta:editing-duration>
    <meta:editing-cycles>1</meta:editing-cycles>
    <meta:document-statistic meta:table-count="0" meta:image-count="0" meta:object-count="0" meta:page-count="1" meta:paragraph-count="39" meta:word-count="219" meta:character-count="1893" meta:non-whitespace-character-count="1704"/>
    <meta:generator>LibreOffice/6.1.5.2$Linux_ARM_EABI LibreOffice_project/10$Build-2</meta:generator>
  </office:meta>
</office:document-meta>
</file>